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paragraph-rsid="0012d98c" style:font-weight-asian="normal" style:font-weight-complex="normal"/>
    </style:style>
    <style:style style:name="P4" style:family="paragraph" style:parent-style-name="Standard">
      <style:text-properties fo:font-weight="normal" officeooo:paragraph-rsid="001301b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9117"/>
    </style:style>
    <style:style style:name="T3" style:family="text">
      <style:text-properties officeooo:rsid="0012d98c"/>
    </style:style>
    <style:style style:name="T4" style:family="text">
      <style:text-properties officeooo:rsid="001301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company</text:p>
      <text:p text:style-name="P2"/>
      <text:p text:style-name="P2"><text:tab/>create table company(company_id int primary key AUTO_INCREMENT,company_name varchar(50) not null,company_site varchar(100) unique not null, phone bigint unique not null,email varchar(30) unique not null,status varchar(8));</text:p>
      <text:p text:style-name="P2"/>
      <text:p text:style-name="P2"/>
      <text:p text:style-name="P2"><text:span text:style-name="T1">product</text:span>:</text:p>
      <text:p text:style-name="P2"/>
      <text:p text:style-name="P2"><text:tab/>create table product(product_id int primary key AUTO_INCREMENT,product_name varchar(30),product_type varchar(30));</text:p>
      <text:p text:style-name="P2"/>
      <text:p text:style-name="P2"/>
      <text:p text:style-name="P2"><text:span text:style-name="T1">plan</text:span>:</text:p>
      <text:p text:style-name="P2"/>
      <text:p text:style-name="P2">create table plan(plan_id int primary key AUTO_INCREMENT,plan_amount decimal(10,2),plan_frequency int,type varchar(30),product_id int,foreign key(product_id) references product(product_id) on delete cascade on update cascade);</text:p>
      <text:p text:style-name="P2"/>
      <text:p text:style-name="P1">plan_detail:</text:p>
      <text:p text:style-name="P2"/>
      <text:p text:style-name="P3"><text:tab/>create table plan_detail(plan_id int,service_type varchar(30),detail int,<text:span text:style-name="T3">unit varchar(20),</text:span>primary key(plan_id,service_type),foreign key(plan_id) references plan(plan_id) on delete cascade on update cascade);</text:p>
      <text:p text:style-name="P2"/>
      <text:p text:style-name="P1">plan_overdue:</text:p>
      <text:p text:style-name="P2"/>
      <text:p text:style-name="P4"><text:tab/>create table plan_overdue(plan_id int,overage_type varchar(30),overage_service int,<text:span text:style-name="T4">unit varchar(20),</text:span>service_cost decimal(10,2),primary key(plan_id,overage_type),foreign key(plan_id) references plan(plan_id) on delete cascade on update cascade);</text:p>
      <text:p text:style-name="P2"/>
      <text:p text:style-name="P1">plan_charge:</text:p>
      <text:p text:style-name="P2"/>
      <text:p text:style-name="P2">create table plan_charge(plan_id int,charge_type varchar(30),charge decimal(10,2),document varchar(30),primary key(plan_id,charge_type),foreign key(plan_id) references plan(plan_id) on update cascade on delete cascade);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8T15:34:03.010664378</meta:creation-date>
    <dc:date>2020-12-18T16:04:26.702439964</dc:date>
    <meta:editing-duration>PT9M5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111" meta:character-count="1293" meta:non-whitespace-character-count="1190"/>
  </office:meta>
</office:document-meta>
</file>